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14cm" fo:min-width="9.914cm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min-height="4.449cm" fo:min-width="9.914cm"/>
    </style:style>
    <style:style style:name="gr3" style:family="graphic" style:parent-style-name="standard">
      <style:graphic-properties draw:textarea-horizontal-align="justify" draw:textarea-vertical-align="middle" draw:auto-grow-height="false" fo:min-height="3.433cm" fo:min-width="9.914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3.56cm" fo:min-width="9.914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2.544cm" fo:min-width="9.914cm" fo:wrap-option="wrap"/>
    </style:style>
    <style:style style:name="gr6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414cm" svg:height="4.064cm" svg:x="5.191cm" svg:y="1.635cm">
          <text:p text:style-name="P1">Define functions necessary in a class to describe 1 game</text:p>
          <text:p text:style-name="P1">(Create classes of definitions if necessary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414cm" svg:height="4.699cm" svg:x="5.191cm" svg:y="6.796cm">
          <text:p text:style-name="P1">Create a class to describe 1 ga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414cm" svg:height="3.683cm" svg:x="5.191cm" svg:y="12.892cm">
          <text:p text:style-name="P1">Define function to simulate specified number of games and accumulate result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414cm" svg:height="3.81cm" svg:x="5.191cm" svg:y="17.899cm">
          <text:p text:style-name="P1">Define function to calculate statistics</text:p>
          <text:p text:style-name="P1">(Create a class if necessary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414cm" svg:height="2.794cm" svg:x="5.191cm" svg:y="22.971cm">
          <text:p text:style-name="P1">Define function to print and chart results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271cm" svg:y1="5.572cm" svg:x2="10.271cm" svg:y2="6.842cm">
          <text:p/>
        </draw:line>
        <draw:line draw:style-name="gr6" draw:text-style-name="P1" draw:layer="layout" svg:x1="10.271cm" svg:y1="11.414cm" svg:x2="10.271cm" svg:y2="12.938cm">
          <text:p/>
        </draw:line>
        <draw:line draw:style-name="gr6" draw:text-style-name="P1" draw:layer="layout" svg:x1="10.144cm" svg:y1="16.494cm" svg:x2="10.144cm" svg:y2="18.018cm">
          <text:p/>
        </draw:line>
        <draw:line draw:style-name="gr6" draw:text-style-name="P1" draw:layer="layout" svg:x1="9.89cm" svg:y1="21.574cm" svg:x2="9.89cm" svg:y2="23.0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2T14:40:00.088584759</meta:creation-date>
    <dc:date>2020-03-02T18:12:15.508637656</dc:date>
    <meta:editing-duration>PT16M8S</meta:editing-duration>
    <meta:editing-cycles>6</meta:editing-cycles>
    <meta:generator>LibreOffice/6.0.7.3$Linux_X86_64 LibreOffice_project/00m0$Build-3</meta:generator>
    <meta:document-statistic meta:object-count="9"/>
  </office:meta>
</office:document-meta>
</file>